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81pt"/>
    </style:style>
    <style:style style:name="co2" style:family="table-column">
      <style:table-column-properties fo:break-before="auto" style:column-width="91.1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7.7pt"/>
    </style:style>
    <style:style style:name="co6" style:family="table-column">
      <style:table-column-properties fo:break-before="auto" style:column-width="102.36pt"/>
    </style:style>
    <style:style style:name="co7" style:family="table-column">
      <style:table-column-properties fo:break-before="auto" style:column-width="103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6666ff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>
      <style:table-cell-properties fo:background-color="#99ffff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4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ame Bit Position</text:p>
          </table:table-cell>
          <table:table-cell table:style-name="Default" office:value-type="string" calcext:value-type="string">
            <text:p>Bit Description</text:p>
          </table:table-cell>
          <table:table-cell table:style-name="Default" office:value-type="string" calcext:value-type="string">
            <text:p>Template Bit</text:p>
          </table:table-cell>
          <table:table-cell table:style-name="Default" office:value-type="string" calcext:value-type="string">
            <text:p>Template 4FSK sym</text:p>
          </table:table-cell>
          <table:table-cell/>
          <table:table-cell office:value-type="string" calcext:value-type="string">
            <text:p>Not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XB/SB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B/Sbx is spare bit/padding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XB/SB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bx/Sby is protocol bit/spare bit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XB/SB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bx/Sby/VC is protocol bit/spare bit/varicode bit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XB/SB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vx is Codec2 bit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B0/SB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wx is unique word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PB1/SB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B2/SB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PB3/SB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PB4/SB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B5/SB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PB6/SB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B7/SB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PB8/SB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PB9/SB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PB10/SB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PB11/SB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DV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DV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DV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DV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DV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DV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DV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DV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V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V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V1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V1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V1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V1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V1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V1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DV1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DV1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DV1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DV1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DV2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DV2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DV2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DV2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UW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UW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UW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UW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UW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UW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UW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UW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5" office:value-type="string" calcext:value-type="string">
            <text:p>UW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 office:value-type="string" calcext:value-type="string">
            <text:p>UW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 office:value-type="string" calcext:value-type="string">
            <text:p>UW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 office:value-type="string" calcext:value-type="string">
            <text:p>UW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5" office:value-type="string" calcext:value-type="string">
            <text:p>UW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5" office:value-type="string" calcext:value-type="string">
            <text:p>UW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5" office:value-type="string" calcext:value-type="string">
            <text:p>UW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5" office:value-type="string" calcext:value-type="string">
            <text:p>UW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V2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V2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V2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V2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V2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V2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V3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V3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DV3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DV3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DV3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DV3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DV3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DV3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DV3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DV3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V4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V4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V4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V4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V4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V4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V4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V4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DV4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DV4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DV5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DV5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3" office:value-type="string" calcext:value-type="string">
            <text:p>PB12/SB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3" office:value-type="string" calcext:value-type="string">
            <text:p>PB13/SB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3" office:value-type="string" calcext:value-type="string">
            <text:p>PB14/SB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3" office:value-type="string" calcext:value-type="string">
            <text:p>PB15/SB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PB16/SB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PB17/SB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PB18/SB22/VC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PB19/SB23/VC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XB/SB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XB/SB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XB/SB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XB/SB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TDMA Voice Frame" table:style-name="ta1">
        <table:table-column table:style-name="co4" table:default-cell-style-name="Default"/>
        <table:table-column table:style-name="co5" table:default-cell-style-name="ce4"/>
        <table:table-column table:style-name="co4" table:default-cell-style-name="ce7"/>
        <table:table-column table:style-name="co6" table:default-cell-style-name="ce7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Frame Bit Position</text:p>
          </table:table-cell>
          <table:table-cell table:style-name="Default" office:value-type="string" calcext:value-type="string">
            <text:p>Bit Description</text:p>
          </table:table-cell>
          <table:table-cell table:style-name="Default" office:value-type="string" calcext:value-type="string">
            <text:p>Template Bit</text:p>
          </table:table-cell>
          <table:table-cell table:style-name="Default" office:value-type="string" calcext:value-type="string">
            <text:p>Template 4FSK sym</text:p>
          </table:table-cell>
          <table:table-cell table:number-columns-repeated="4"/>
          <table:table-cell office:value-type="string" calcext:value-type="string">
            <text:p>Not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XB</text:p>
          </table:table-cell>
          <table:table-cell table:number-columns-repeated="2" office:value-type="string" calcext:value-type="string">
            <text:p>_</text:p>
          </table:table-cell>
          <table:table-cell table:number-columns-repeated="4"/>
          <table:table-cell office:value-type="string" calcext:value-type="string">
            <text:p>XB is mandatory padding. There should be no modulation during XB bit periods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XB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Pbx/Sby is protocol bit/spare bit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XB</text:p>
          </table:table-cell>
          <table:table-cell table:number-columns-repeated="2" office:value-type="string" calcext:value-type="string">
            <text:p>_</text:p>
          </table:table-cell>
          <table:table-cell table:number-columns-repeated="4"/>
          <table:table-cell office:value-type="string" calcext:value-type="string">
            <text:p>Pbx/Sby/VC is protocol bit/spare bit/varicode bit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XB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Dvx is Codec2 bit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string" calcext:value-type="string">
            <text:p>PB0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Uwx is unique word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office:value-type="string" calcext:value-type="string">
            <text:p>PB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string" calcext:value-type="string">
            <text:p>PB2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PB3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PB4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PB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PB6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PB7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PB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PB9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PB1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PB1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DV0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DV1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DV2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DV3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DV4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DV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DV6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DV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V8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V9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V10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V11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V12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V13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V14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V1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DV16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DV1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DV18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DV19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DV20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DV21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DV22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DV23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UW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UW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UW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UW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UW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UW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UW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UW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5" office:value-type="string" calcext:value-type="string">
            <text:p>UW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 office:value-type="string" calcext:value-type="string">
            <text:p>UW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 office:value-type="string" calcext:value-type="string">
            <text:p>UW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 office:value-type="string" calcext:value-type="string">
            <text:p>UW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5" office:value-type="string" calcext:value-type="string">
            <text:p>UW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5" office:value-type="string" calcext:value-type="string">
            <text:p>UW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5" office:value-type="string" calcext:value-type="string">
            <text:p>UW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5" office:value-type="string" calcext:value-type="string">
            <text:p>UW1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V24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V2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V26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V2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V28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V29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V30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V31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DV32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DV33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DV34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DV3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DV36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DV3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DV38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DV39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V40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V41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V42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V43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V44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V4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V46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V4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DV48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DV49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DV50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DV51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6" office:value-type="string" calcext:value-type="string">
            <text:p>PB12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6" office:value-type="string" calcext:value-type="string">
            <text:p>PB13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6" office:value-type="string" calcext:value-type="string">
            <text:p>PB14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6" office:value-type="string" calcext:value-type="string">
            <text:p>PB1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PB16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PB17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PB1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PB19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XB</text:p>
          </table:table-cell>
          <table:table-cell table:number-columns-repeated="2"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X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XB</text:p>
          </table:table-cell>
          <table:table-cell table:number-columns-repeated="2"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X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</table:table>
      <table:table table:name="TDMA Protocol Bits" table:style-name="ta1"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B16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PB18</text:p>
          </table:table-cell>
          <table:table-cell office:value-type="string" calcext:value-type="string">
            <text:p>PB19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Repeater Mode</text:p>
          </table:table-cell>
          <table:covered-table-cell/>
          <table:table-cell table:style-name="ce10" office:value-type="string" calcext:value-type="string">
            <text:p>TDMA Master Mode</text:p>
          </table:table-cell>
          <table:table-cell table:style-name="ce9" office:value-type="string" calcext:value-type="string" table:number-columns-spanned="4" table:number-rows-spanned="1">
            <text:p>Call Group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Varicode ID</text:p>
          </table:table-cell>
          <table:covered-table-cell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15:56:47.536301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y OBrien</meta:initial-creator>
    <meta:creation-date>2016-02-11T20:20:03.704933608</meta:creation-date>
    <dc:date>2017-02-21T19:00:05.006995327</dc:date>
    <meta:editing-duration>P5DT9H49M8S</meta:editing-duration>
    <meta:editing-cycles>16</meta:editing-cycles>
    <meta:generator>LibreOffice/5.2.5.1$Linux_X86_64 LibreOffice_project/20m0$Build-1</meta:generator>
    <meta:document-statistic meta:table-count="3" meta:cell-count="686" meta:object-count="0"/>
  </office:meta>
</office:document-meta>
</file>